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dbf" officeooo:paragraph-rsid="0003fdbf"/>
    </style:style>
    <style:style style:name="P2" style:family="paragraph" style:parent-style-name="Standard">
      <style:text-properties officeooo:rsid="0003fdbf" officeooo:paragraph-rsid="0004720f"/>
    </style:style>
    <style:style style:name="P3" style:family="paragraph" style:parent-style-name="Standard">
      <style:text-properties officeooo:paragraph-rsid="0003fdbf"/>
    </style:style>
    <style:style style:name="P4" style:family="paragraph" style:parent-style-name="Standard">
      <style:text-properties officeooo:rsid="0004720f" officeooo:paragraph-rsid="0004720f"/>
    </style:style>
    <style:style style:name="T1" style:family="text">
      <style:text-properties officeooo:rsid="0003f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</text:p>
      <text:p text:style-name="P1"/>
      <text:p text:style-name="P1"/>
      <text:p text:style-name="P3"><text:span text:style-name="T1">o aluno deve poder se cadastrar, fazer login, cadastrar aparelho, cadastrar exercicio</text:span></text:p>
      <text:p text:style-name="P1"/>
      <text:p text:style-name="P3"><text:span text:style-name="T1">pode ter zero ou mais instrutores</text:span></text:p>
      <text:p text:style-name="P1"/>
      <text:p text:style-name="P1">pode ter vinculo com zero ou mais academias </text:p>
      <text:p text:style-name="P1"/>
      <text:p text:style-name="P1">________________________________________________________________________________</text:p>
      <text:p text:style-name="P1"/>
      <text:p text:style-name="P1">instrutor</text:p>
      <text:p text:style-name="P1"/>
      <text:p text:style-name="P1">pode se cadastrar, fazer login, cadastrar aparelho, cadastrar exercicio</text:p>
      <text:p text:style-name="P1"/>
      <text:p text:style-name="P1">pode ter vinculo com zero ou mais alunos</text:p>
      <text:p text:style-name="P1"/>
      <text:p text:style-name="P1">pode ter vinculo com zero ou mais academias</text:p>
      <text:p text:style-name="P1"/>
      <text:p text:style-name="P1">________________________________________________________________________________</text:p>
      <text:p text:style-name="P1"/>
      <text:p text:style-name="P1">academia</text:p>
      <text:p text:style-name="P1"/>
      <text:p text:style-name="P1">pode se cadastrar, fazer login, cadastrar aparelho, cadastrar exercicio</text:p>
      <text:p text:style-name="P1"/>
      <text:p text:style-name="P1">pode ter vinculo com zero ou mais alunos</text:p>
      <text:p text:style-name="P1"/>
      <text:p text:style-name="P3"><text:span text:style-name="T1">pode ter vinculo com zero ou mais instrutores</text:span></text:p>
      <text:p text:style-name="P3"/>
      <text:p text:style-name="P2">________________________________________________________________________________</text:p>
      <text:p text:style-name="P4">ADMINISTRADOR</text:p>
      <text:p text:style-name="P4"/>
      <text:p text:style-name="P4">pode fazer login, cadastrar exercicios, cadastrar aparelhos, bloquear alunos, instrotores ou academias</text:p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3T15:51:40.531000000</dc:date>
    <meta:editing-duration>PT6M41S</meta:editing-duration>
    <meta:editing-cycles>4</meta:editing-cycles>
    <meta:document-statistic meta:table-count="0" meta:image-count="0" meta:object-count="0" meta:page-count="1" meta:paragraph-count="17" meta:word-count="95" meta:character-count="849" meta:non-whitespace-character-count="770"/>
  </office:meta>
</office:document-meta>
</file>